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2e585" officeooo:paragraph-rsid="0012e585" style:font-size-asian="10pt" style:font-size-complex="10pt"/>
    </style:style>
    <style:style style:name="P2" style:family="paragraph" style:parent-style-name="Standard">
      <style:text-properties fo:font-size="10pt" officeooo:rsid="0005aa08" officeooo:paragraph-rsid="0005aa08" style:font-size-asian="10pt" style:font-size-complex="10pt"/>
    </style:style>
    <style:style style:name="P3" style:family="paragraph" style:parent-style-name="Standard">
      <style:text-properties fo:font-size="10pt" officeooo:rsid="00103313" officeooo:paragraph-rsid="0005aa08" style:font-size-asian="10pt" style:font-size-complex="10pt"/>
    </style:style>
    <style:style style:name="P4" style:family="paragraph" style:parent-style-name="Standard" style:list-style-name="L1">
      <style:text-properties fo:font-size="10pt" fo:language="pt" fo:country="PT" fo:font-style="normal" officeooo:rsid="001e4bc0" officeooo:paragraph-rsid="001e4bc0" style:font-size-asian="10pt" style:font-style-asian="normal" style:font-size-complex="10pt" style:font-style-complex="normal"/>
    </style:style>
    <style:style style:name="P5" style:family="paragraph" style:parent-style-name="Standard" style:list-style-name="L1">
      <style:text-properties fo:font-size="10pt" fo:language="pt" fo:country="PT" fo:font-style="normal" officeooo:rsid="00209605" officeooo:paragraph-rsid="00209605" style:font-size-asian="10pt" style:font-style-asian="normal" style:font-size-complex="10pt" style:font-style-complex="normal"/>
    </style:style>
    <style:style style:name="P6" style:family="paragraph" style:parent-style-name="Standard" style:list-style-name="L1">
      <style:text-properties fo:font-size="10pt" fo:language="pt" fo:country="PT" fo:font-style="normal" officeooo:rsid="0020f2e1" officeooo:paragraph-rsid="0020f2e1" style:font-size-asian="10pt" style:font-style-asian="normal" style:font-size-complex="10pt" style:font-style-complex="normal"/>
    </style:style>
    <style:style style:name="P7" style:family="paragraph" style:parent-style-name="Standard" style:list-style-name="L1">
      <style:text-properties fo:font-size="10pt" fo:language="pt" fo:country="PT" fo:font-style="normal" officeooo:rsid="0022f78b" officeooo:paragraph-rsid="0022f78b" style:font-size-asian="10pt" style:font-style-asian="normal" style:font-size-complex="10pt" style:font-style-complex="normal"/>
    </style:style>
    <style:style style:name="P8" style:family="paragraph" style:parent-style-name="Standard" style:list-style-name="L1">
      <style:text-properties fo:font-size="10pt" fo:language="pt" fo:country="PT" fo:font-style="normal" officeooo:rsid="00223289" officeooo:paragraph-rsid="00223289" style:font-size-asian="10pt" style:font-style-asian="normal" style:font-size-complex="10pt" style:font-style-complex="normal"/>
    </style:style>
    <style:style style:name="P9" style:family="paragraph" style:parent-style-name="Standard" style:list-style-name="L1">
      <style:text-properties fo:font-size="10pt" fo:language="pt" fo:country="PT" fo:font-style="normal" officeooo:rsid="00223289" officeooo:paragraph-rsid="0022f78b" style:font-size-asian="10pt" style:font-style-asian="normal" style:font-size-complex="10pt" style:font-style-complex="normal"/>
    </style:style>
    <style:style style:name="P10" style:family="paragraph" style:parent-style-name="Standard" style:list-style-name="L1">
      <style:text-properties fo:font-size="10pt" fo:language="pt" fo:country="PT" fo:font-style="normal" officeooo:rsid="0023c064" officeooo:paragraph-rsid="0023c064" style:font-size-asian="10pt" style:font-style-asian="normal" style:font-size-complex="10pt" style:font-style-complex="normal"/>
    </style:style>
    <style:style style:name="P11" style:family="paragraph" style:parent-style-name="Standard" style:list-style-name="L1">
      <style:text-properties fo:font-size="10pt" fo:language="pt" fo:country="PT" fo:font-style="normal" officeooo:rsid="002428c0" officeooo:paragraph-rsid="002428c0" style:font-size-asian="10pt" style:font-style-asian="normal" style:font-size-complex="10pt" style:font-style-complex="normal"/>
    </style:style>
    <style:style style:name="T1" style:family="text">
      <style:text-properties officeooo:rsid="0022f78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428c0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985*" fo:start-indent="0cm" fo:end-indent="0.249cm"/>
          <style:column style:rel-width="4987*" fo:start-indent="0.24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ípios de Desenvolvimento de Software</text:p>
      <text:p text:style-name="P1">Prof: Nuno Leal</text:p>
      <text:p text:style-name="P2"/>
      <text:p text:style-name="P2">Notas de Aula:</text:p>
      <text:p text:style-name="P3"/>
      <text:list xml:id="list333777718" text:style-name="L1">
        <text:list-item>
          <text:p text:style-name="P4">Exercício Tasks 4 Joe – Documentar e Implementar</text:p>
        </text:list-item>
      </text:list>
      <text:section text:style-name="Sect1" text:name="Section1">
        <text:list xml:id="list164207871422478" text:continue-numbering="true" text:style-name="L1">
          <text:list-item>
            <text:list>
              <text:list-item>
                <text:p text:style-name="P4">Freelancer</text:p>
              </text:list-item>
              <text:list-item>
                <text:p text:style-name="P4">Organização</text:p>
              </text:list-item>
              <text:list-item>
                <text:p text:style-name="P4">Realização de Tarefas</text:p>
              </text:list-item>
              <text:list-item>
                <text:p text:style-name="P4">Plataforma Informática</text:p>
              </text:list-item>
              <text:list-item>
                <text:p text:style-name="P4">Registar na Plataforma</text:p>
              </text:list-item>
              <text:list-item>
                <text:p text:style-name="P4">Publicar Tarefas</text:p>
              </text:list-item>
              <text:list-item>
                <text:p text:style-name="P4">Processo de Adjudicação</text:p>
              </text:list-item>
              <text:list-item>
                <text:p text:style-name="P4">Aceder à tarefas para efetuar candidaturas</text:p>
              </text:list-item>
              <text:list-item>
                <text:p text:style-name="P4">Realizar Tarefa</text:p>
              </text:list-item>
              <text:list-item>
                <text:p text:style-name="P4">Administrativo</text:p>
              </text:list-item>
              <text:list-item>
                <text:p text:style-name="P4">Colaborador T4J</text:p>
              </text:list-item>
              <text:list-item>
                <text:p text:style-name="P4">Definir Áreas de Atividade</text:p>
              </text:list-item>
              <text:list-item>
                <text:p text:style-name="P4">Definir Categorias de Tarefas</text:p>
              </text:list-item>
            </text:list>
          </text:list-item>
        </text:list>
      </text:section>
      <text:list xml:id="list164206467570369" text:continue-numbering="true" text:style-name="L1">
        <text:list-item>
          <text:p text:style-name="P4">Agrupar em:</text:p>
          <text:list>
            <text:list-item>
              <text:p text:style-name="P4">Obter Lista de Palavra-as Chave</text:p>
            </text:list-item>
            <text:list-item>
              <text:p text:style-name="P4">Agrupar desta maneira:</text:p>
              <text:list>
                <text:list-item>
                  <text:p text:style-name="P4">Conceitos</text:p>
                </text:list-item>
                <text:list-item>
                  <text:p text:style-name="P4">Características de Conceitos</text:p>
                </text:list-item>
                <text:list-item>
                  <text:p text:style-name="P4">Requisitos Funcionais</text:p>
                </text:list-item>
                <text:list-item>
                  <text:p text:style-name="P4">Requisitos Não-Funcionais</text:p>
                </text:list-item>
              </text:list>
            </text:list-item>
          </text:list>
        </text:list-item>
        <text:list-item>
          <text:p text:style-name="P4">Glossário</text:p>
          <text:list>
            <text:list-item>
              <text:p text:style-name="P5"><draw:frame draw:style-name="fr1" draw:name="Object1" text:anchor-type="paragraph" svg:y="0.543cm" svg:width="17.196cm" svg:height="17.492cm" draw:z-index="0"><draw:object xlink:href="./Object 1" xlink:type="simple" xlink:show="embed" xlink:actuate="onLoad"/><draw:image xlink:href="./ObjectReplacements/Object 1" xlink:type="simple" xlink:show="embed" xlink:actuate="onLoad"/></draw:frame>Tabela a conter termos do Glossário:</text:p>
            </text:list-item>
          </text:list>
        </text:list-item>
        <text:list-item>
          <text:p text:style-name="P6"><text:soft-page-break/>Categorização em Grupos</text:p>
          <text:list>
            <text:list-item>
              <text:p text:style-name="P6">Conceitos</text:p>
              <text:list>
                <text:list-item>
                  <text:p text:style-name="P6">Utilizadores</text:p>
                </text:list-item>
                <text:list-item>
                  <text:p text:style-name="P7">Papeis/Perfis/<text:span text:style-name="T2">roles</text:span></text:p>
                </text:list-item>
                <text:list-item>
                  <text:p text:style-name="P6">Tarefas</text:p>
                </text:list-item>
                <text:list-item>
                  <text:p text:style-name="P8">Interações</text:p>
                </text:list-item>
              </text:list>
            </text:list-item>
            <text:list-item>
              <text:p text:style-name="P6">Características de Conceitos</text:p>
              <text:list>
                <text:list-item>
                  <text:p text:style-name="P9"><text:span text:style-name="T1">Tipo de Perfis</text:span> de Utilizadores</text:p>
                </text:list-item>
                <text:list-item>
                  <text:p text:style-name="P7">Grupo de atividades associados aos perfis</text:p>
                </text:list-item>
                <text:list-item>
                  <text:p text:style-name="P9">Area de Atividade</text:p>
                </text:list-item>
                <text:list-item>
                  <text:p text:style-name="P9">Competêcia Técnica</text:p>
                </text:list-item>
                <text:list-item>
                  <text:p text:style-name="P9">Categoria de Tarefa</text:p>
                </text:list-item>
              </text:list>
            </text:list-item>
            <text:list-item>
              <text:p text:style-name="P6">Requisitos Funcionais</text:p>
              <text:list>
                <text:list-item>
                  <text:p text:style-name="P10">Cadastro de Utilizadores</text:p>
                  <text:list>
                    <text:list-item>
                      <text:p text:style-name="P10">Nome</text:p>
                    </text:list-item>
                    <text:list-item>
                      <text:p text:style-name="P10">Função</text:p>
                    </text:list-item>
                    <text:list-item>
                      <text:p text:style-name="P10">NIF</text:p>
                    </text:list-item>
                    <text:list-item>
                      <text:p text:style-name="P10">End Postal</text:p>
                    </text:list-item>
                    <text:list-item>
                      <text:p text:style-name="P10">Contacto Telefonico</text:p>
                    </text:list-item>
                    <text:list-item>
                      <text:p text:style-name="P10">Endereço Web</text:p>
                    </text:list-item>
                    <text:list-item>
                      <text:p text:style-name="P10">Email</text:p>
                    </text:list-item>
                    <text:list-item>
                      <text:p text:style-name="P10">Responsavel pelo Registo</text:p>
                    </text:list-item>
                    <text:list-item>
                      <text:p text:style-name="P10">Acesso a aplicaçao imediato, após fornecer todos os dados</text:p>
                    </text:list-item>
                  </text:list>
                </text:list-item>
                <text:list-item>
                  <text:p text:style-name="P10">Cadastro de Perfis</text:p>
                </text:list-item>
                <text:list-item>
                  <text:p text:style-name="P10">Associação de Utilizadores e Perfis</text:p>
                </text:list-item>
                <text:list-item>
                  <text:p text:style-name="P10">Criação de Tarefas</text:p>
                </text:list-item>
                <text:list-item>
                  <text:p text:style-name="P10">Interação entre Utilizadores através de tarefas</text:p>
                </text:list-item>
                <text:list-item>
                  <text:p text:style-name="P10">Criação de Areas de Atividades</text:p>
                </text:list-item>
                <text:list-item>
                  <text:p text:style-name="P10">Criação de Competencias Tecnicas</text:p>
                </text:list-item>
                <text:list-item>
                  <text:p text:style-name="P10">Criação de Categoria de Tarefas</text:p>
                </text:list-item>
                <text:list-item>
                  <text:p text:style-name="P10">Associação de Tarefas à Categorais e Areas de Atividades</text:p>
                </text:list-item>
                <text:list-item>
                  <text:p text:style-name="P10">Associação de Utilizadores (freelancers) a Competencias Tecnicas</text:p>
                </text:list-item>
                <text:list-item>
                  <text:p text:style-name="P10">Sistema de Autenticação</text:p>
                  <text:list>
                    <text:list-item>
                      <text:p text:style-name="P10">Necessaria autenticação antes de interações em tarefas.</text:p>
                    </text:list-item>
                  </text:list>
                </text:list-item>
                <text:list-item>
                  <text:p text:style-name="P10">Códigos únicos automáticos para:</text:p>
                  <text:list>
                    <text:list-item>
                      <text:p text:style-name="P10">Area de Atividades</text:p>
                    </text:list-item>
                    <text:list-item>
                      <text:p text:style-name="P10">Competência Tecnica</text:p>
                    </text:list-item>
                    <text:list-item>
                      <text:p text:style-name="P10">Categoria de Tarefa</text:p>
                    </text:list-item>
                  </text:list>
                </text:list-item>
                <text:list-item>
                  <text:p text:style-name="P10">Competências Técnicas é Associadas à uma Area de Atividades</text:p>
                </text:list-item>
                <text:list-item>
                  <text:p text:style-name="P10">Categoria de Tarefa</text:p>
                  <text:list>
                    <text:list-item>
                      <text:p text:style-name="P10">ID</text:p>
                    </text:list-item>
                    <text:list-item>
                      <text:p text:style-name="P10">Descrição Breve</text:p>
                    </text:list-item>
                    <text:list-item>
                      <text:p text:style-name="P10">Descrição detalhada</text:p>
                    </text:list-item>
                  </text:list>
                </text:list-item>
                <text:list-item>
                  <text:p text:style-name="P10">Competência Técnicas</text:p>
                  <text:list>
                    <text:list-item>
                      <text:p text:style-name="P10">ID</text:p>
                    </text:list-item>
                    <text:list-item>
                      <text:p text:style-name="P10">Descrição</text:p>
                    </text:list-item>
                    <text:list-item>
                      <text:p text:style-name="P10">Associada à uma Área de Atividades</text:p>
                    </text:list-item>
                  </text:list>
                </text:list-item>
                <text:list-item>
                  <text:p text:style-name="P10">Categoria de Tarefa</text:p>
                  <text:list>
                    <text:list-item>
                      <text:p text:style-name="P10">ID</text:p>
                    </text:list-item>
                    <text:list-item>
                      <text:p text:style-name="P10">Descrição</text:p>
                    </text:list-item>
                    <text:list-item>
                      <text:p text:style-name="P10">Area de Atividades <text:span text:style-name="T3">(Apenas 1)</text:span></text:p>
                    </text:list-item>
                    <text:list-item>
                      <text:p text:style-name="P11">Lista de Competências Tecnicas (podem ser varias)</text:p>
                      <text:list>
                        <text:list-item>
                          <text:p text:style-name="P11">Comp Tec Obrigatorias</text:p>
                        </text:list-item>
                        <text:list-item>
                          <text:p text:style-name="P11">Comp Tec Desejaveis</text:p>
                        </text:list-item>
                      </text:list>
                    </text:list-item>
                  </text:list>
                </text:list-item>
                <text:list-item>
                  <text:p text:style-name="P11">Tarefas</text:p>
                  <text:list>
                    <text:list-item>
                      <text:p text:style-name="P11">ID</text:p>
                    </text:list-item>
                    <text:list-item>
                      <text:p text:style-name="P11">Ref a uma única organização</text:p>
                    </text:list-item>
                    <text:list-item>
                      <text:p text:style-name="P11">Designação</text:p>
                    </text:list-item>
                    <text:list-item>
                      <text:p text:style-name="P11">Desc Informal</text:p>
                    </text:list-item>
                    <text:list-item>
                      <text:p text:style-name="P11">Desc Tecnica</text:p>
                    </text:list-item>
                    <text:list-item>
                      <text:p text:style-name="P11">Estimativa de Duraçao</text:p>
                    </text:list-item>
                    <text:list-item>
                      <text:p text:style-name="P11">Estimativa de Custo</text:p>
                    </text:list-item>
                    <text:list-item>
                      <text:p text:style-name="P11">Categoria da Tarefa</text:p>
                    </text:list-item>
                    <text:list-item>
                      <text:p text:style-name="P11"><text:soft-page-break/>Publicada (ou não) </text:p>
                      <text:list>
                        <text:list-item>
                          <text:p text:style-name="P11">Caso não publicada, somente acessivel por organização respetiva</text:p>
                        </text:list-item>
                        <text:list-item>
                          <text:p text:style-name="P11">Caso publicada acesso para todo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Requisitos Não-Funcionais</text:p>
              <text:list>
                <text:list-item>
                  <text:p text:style-name="P11">Solução em Java</text:p>
                </text:list-item>
                <text:list-item>
                  <text:p text:style-name="P11">Reutilização dos dados de identificaçao para autenticação</text:p>
                  <text:list>
                    <text:list-item>
                      <text:p text:style-name="P11">Email</text:p>
                    </text:list-item>
                    <text:list-item>
                      <text:p text:style-name="P11">Palavra-passe</text:p>
                    </text:list-item>
                  </text:list>
                </text:list-item>
                <text:list-item>
                  <text:p text:style-name="P11">Adotar boas práticas de Id de requisitos</text:p>
                </text:list-item>
                <text:list-item>
                  <text:p text:style-name="P11">Designação comercial da plataforma e dados relevantes devem ser configurados quando da implantação da ferramenta.</text:p>
                </text:list-item>
                <text:list-item>
                  <text:p text:style-name="P11">Autenticação necessária antes da interaçao nas tarefa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2:05:24.471653431</meta:creation-date>
    <dc:date>2020-11-16T16:42:05.779598586</dc:date>
    <meta:editing-duration>PT5H6M38S</meta:editing-duration>
    <meta:editing-cycles>14</meta:editing-cycles>
    <meta:generator>LibreOffice/6.1.5.2$Linux_X86_64 LibreOffice_project/10$Build-2</meta:generator>
    <meta:document-statistic meta:table-count="0" meta:image-count="0" meta:object-count="1" meta:page-count="3" meta:paragraph-count="100" meta:word-count="430" meta:character-count="2590" meta:non-whitespace-character-count="23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08mm"/>
    </style:style>
    <style:style style:name="co2" style:family="table-column">
      <style:table-column-properties fo:break-before="auto" style:column-width="111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style:text-align-source="fix" style:repeat-content="false" fo:border-left="1.5pt solid #000000" fo:border-right="none" fo:border-top="1.5pt solid #000000" style:vertical-align="middle"/>
      <style:paragraph-properties fo:text-align="center" fo:margin-left="0mm"/>
      <style:text-properties fo:color="#dddddd"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none" style:vertical-align="middle"/>
    </style:style>
    <style:style style:name="ce3" style:family="table-cell" style:parent-style-name="Default">
      <style:table-cell-properties fo:border-bottom="0.74pt solid #000000" fo:border-left="1.5pt solid #000000" fo:border-right="0.74pt solid #000000" fo:border-top="0.74pt solid #000000" style:vertical-align="middle"/>
    </style:style>
    <style:style style:name="ce4" style:family="table-cell" style:parent-style-name="Default">
      <style:table-cell-properties fo:border-bottom="1.5pt solid #000000" fo:border-left="1.5pt solid #000000" fo:border-right="0.74pt solid #000000" fo:border-top="0.74pt solid #000000" style:vertical-align="middle"/>
    </style:style>
    <style:style style:name="ce5" style:family="table-cell" style:parent-style-name="Default">
      <style:table-cell-properties fo:border-bottom="none" fo:background-color="#666666" style:text-align-source="fix" style:repeat-content="false" fo:border-left="none" fo:border-right="1.5pt solid #000000" fo:border-top="1.5pt solid #000000" style:vertical-align="middle"/>
      <style:paragraph-properties fo:text-align="center" fo:margin-left="0mm"/>
      <style:text-properties fo:color="#dddddd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wrap-option="wrap" fo:border-left="0.74pt solid #000000" fo:border-right="1.5pt solid #000000" fo:border-top="none"/>
      <style:text-properties fo:hyphenate="true"/>
    </style:style>
    <style:style style:name="ce7" style:family="table-cell" style:parent-style-name="Default">
      <style:table-cell-properties fo:border-bottom="0.74pt solid #000000" fo:wrap-option="wrap" fo:border-left="0.74pt solid #000000" fo:border-right="1.5pt solid #000000" fo:border-top="0.74pt solid #000000"/>
      <style:text-properties fo:hyphenate="true"/>
    </style:style>
    <style:style style:name="ce8" style:family="table-cell" style:parent-style-name="Default">
      <style:table-cell-properties fo:border-bottom="1.5pt solid #000000" fo:wrap-option="wrap" fo:border-left="0.74pt solid #000000" fo:border-right="1.5pt solid #000000" fo:border-top="0.74pt solid #000000"/>
      <style:text-properties fo:hyphenate="true"/>
    </style:style>
    <style:style style:name="ce17" style:family="table-cell" style:parent-style-name="Default">
      <style:table-cell-properties fo:border-bottom="none" fo:background-color="#666666" style:text-align-source="fix" style:repeat-content="false" fo:border-left="1.5pt solid #000000" fo:border-right="none" fo:border-top="1.5pt solid #000000" style:vertical-align="middle"/>
      <style:paragraph-properties fo:text-align="center" fo:margin-left="0mm"/>
      <style:text-properties fo:color="#dddddd"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order-left="1.5pt solid #000000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1.5pt solid #000000" fo:border-right="0.74pt solid #000000" fo:border-top="0.74pt solid #000000" style:vertical-align="middle"/>
    </style:style>
    <style:style style:name="ce20" style:family="table-cell" style:parent-style-name="Default">
      <style:table-cell-properties fo:border-bottom="1.5pt solid #000000" fo:border-left="1.5pt solid #000000" fo:border-right="0.74pt solid #000000" fo:border-top="0.74pt solid #000000" style:vertical-align="middle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none" fo:border-right="1.5pt solid #000000" fo:border-top="1.5pt solid #000000" style:vertical-align="middle"/>
      <style:paragraph-properties fo:text-align="center" fo:margin-left="0mm"/>
      <style:text-properties fo:color="#dddddd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wrap-option="wrap" fo:border-left="0.74pt solid #000000" fo:border-right="1.5pt solid #000000" fo:border-top="none"/>
      <style:text-properties fo:hyphenate="true"/>
    </style:style>
    <style:style style:name="ce23" style:family="table-cell" style:parent-style-name="Default">
      <style:table-cell-properties fo:border-bottom="0.74pt solid #000000" fo:wrap-option="wrap" fo:border-left="0.74pt solid #000000" fo:border-right="1.5pt solid #000000" fo:border-top="0.74pt solid #000000"/>
      <style:text-properties fo:hyphenate="true"/>
    </style:style>
    <style:style style:name="ce24" style:family="table-cell" style:parent-style-name="Default">
      <style:table-cell-properties fo:border-bottom="1.5pt solid #000000" fo:wrap-option="wrap" fo:border-left="0.74pt solid #000000" fo:border-right="1.5pt solid #000000" fo:border-top="0.74pt solid #000000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default-cell-style-name="ce23"/>
        <table:table-row table:style-name="ro1">
          <table:table-cell table:style-name="ce17" office:value-type="string" calcext:value-type="string">
            <text:p>Termo</text:p>
          </table:table-cell>
          <table:table-cell table:style-name="ce21" office:value-type="string" calcext:value-type="string">
            <text:p>Descrição</text:p>
          </table:table-cell>
        </table:table-row>
        <table:table-row table:style-name="ro2">
          <table:table-cell table:style-name="ce18" office:value-type="string" calcext:value-type="string">
            <text:p>T4J</text:p>
          </table:table-cell>
          <table:table-cell table:style-name="ce22" office:value-type="string" calcext:value-type="string">
            <text:p>Tasks fro Joe – Nome da Plataforma</text:p>
          </table:table-cell>
        </table:table-row>
        <table:table-row table:style-name="ro3">
          <table:table-cell office:value-type="string" calcext:value-type="string">
            <text:p>Freelancers</text:p>
          </table:table-cell>
          <table:table-cell office:value-type="string" calcext:value-type="string">
            <text:p>Pessoas que trabalham por conta própria e desejam ser contratadas por utilzadores da plataforma.</text:p>
          </table:table-cell>
        </table:table-row>
        <table:table-row table:style-name="ro4">
          <table:table-cell office:value-type="string" calcext:value-type="string">
            <text:p>Outsourcing</text:p>
          </table:table-cell>
          <table:table-cell office:value-type="string" calcext:value-type="string">
            <text:p>Busca de profissionais a trabalharem por regime de prestação de serviço. Implica na utilização de recursos de fora dos quadros da empresa contratante. Podem empregar-se profissionais por conta própria ou empresas para tal fim.</text:p>
          </table:table-cell>
        </table:table-row>
        <table:table-row table:style-name="ro3">
          <table:table-cell office:value-type="string" calcext:value-type="string">
            <text:p>Organização Interessada</text:p>
          </table:table-cell>
          <table:table-cell office:value-type="string" calcext:value-type="string">
            <text:p>Empresas que anunciam oportunidades de trabalho aos utilizadores da plataforma.</text:p>
          </table:table-cell>
        </table:table-row>
        <table:table-row table:style-name="ro4">
          <table:table-cell office:value-type="string" calcext:value-type="string">
            <text:p>Tarefas</text:p>
          </table:table-cell>
          <table:table-cell office:value-type="string" calcext:value-type="string">
            <text:p>Uma unidade hipotética de trabalho ofertada aos freelancers. Publicadas por organizações interessadas. Caracterizada por uma atividade com objetivo predefinido. Possui estimativa de tempo e é relacionada a uma lista de competências requeridas à execução desta</text:p>
          </table:table-cell>
        </table:table-row>
        <table:table-row table:style-name="ro3">
          <table:table-cell office:value-type="string" calcext:value-type="string">
            <text:p>Adjudicação</text:p>
          </table:table-cell>
          <table:table-cell office:value-type="string" calcext:value-type="string">
            <text:p>Contratação de um freelancer, aceitação da proposta de projeto apresentada: prazos, custos, indicadores, tecnologia e etc.</text:p>
          </table:table-cell>
        </table:table-row>
        <table:table-row table:style-name="ro3">
          <table:table-cell office:value-type="string" calcext:value-type="string">
            <text:p>Candidatura do Freelancer</text:p>
          </table:table-cell>
          <table:table-cell office:value-type="string" calcext:value-type="string">
            <text:p>O facto de aplicar-se à uma tarefa, sendo o aplicante dotado das competências necessárias à execução da tarefa.</text:p>
          </table:table-cell>
        </table:table-row>
        <table:table-row table:style-name="ro2">
          <table:table-cell office:value-type="string" calcext:value-type="string">
            <text:p>Utilizadores</text:p>
          </table:table-cell>
          <table:table-cell office:value-type="string" calcext:value-type="string">
            <text:p>Pessoas/Organizações que fazem uso da plataforma.</text:p>
          </table:table-cell>
        </table:table-row>
        <table:table-row table:style-name="ro3">
          <table:table-cell office:value-type="string" calcext:value-type="string">
            <text:p>Papeis</text:p>
          </table:table-cell>
          <table:table-cell office:value-type="string" calcext:value-type="string">
            <text:p>Sinônimo de Roles – grupo de categorias com diferentes permissões e funcionalidades na plataforma. A todos os utilizadores cabe um papel.</text:p>
          </table:table-cell>
        </table:table-row>
        <table:table-row table:style-name="ro2">
          <table:table-cell office:value-type="string" calcext:value-type="string">
            <text:p>Papel Administrativo</text:p>
          </table:table-cell>
          <table:table-cell office:value-type="string" calcext:value-type="string">
            <text:p>Colaboradores T4J com atividades relacionadas à gestão da plataforma.</text:p>
          </table:table-cell>
        </table:table-row>
        <table:table-row table:style-name="ro3">
          <table:table-cell office:value-type="string" calcext:value-type="string">
            <text:p>Papel de Gestor de Organização</text:p>
          </table:table-cell>
          <table:table-cell office:value-type="string" calcext:value-type="string">
            <text:p>Gestão de uma Organização cadastrada. Responsável pela criação de utilizadores com papel Colaboradores de Organização.</text:p>
          </table:table-cell>
        </table:table-row>
        <table:table-row table:style-name="ro3">
          <table:table-cell office:value-type="string" calcext:value-type="string">
            <text:p>Papel Colaborador de Organização</text:p>
          </table:table-cell>
          <table:table-cell office:value-type="string" calcext:value-type="string">
            <text:p>Papel reservado aos funcionarios de uma organização, responsaveis pelo envio de tarefas para plataforma, para posterior publicação.</text:p>
          </table:table-cell>
        </table:table-row>
        <table:table-row table:style-name="ro3">
          <table:table-cell office:value-type="string" calcext:value-type="string">
            <text:p>Papel Freelancer</text:p>
          </table:table-cell>
          <table:table-cell office:value-type="string" calcext:value-type="string">
            <text:p>Trabalhadores por conta própria que se propõem a realizar as tarefas publicadas.</text:p>
          </table:table-cell>
        </table:table-row>
        <table:table-row table:style-name="ro3">
          <table:table-cell office:value-type="string" calcext:value-type="string">
            <text:p>Autenticação</text:p>
          </table:table-cell>
          <table:table-cell office:value-type="string" calcext:value-type="string">
            <text:p>Processo de validação de credenciais de acesso para utilização da plataforma</text:p>
          </table:table-cell>
        </table:table-row>
        <table:table-row table:style-name="ro3">
          <table:table-cell office:value-type="string" calcext:value-type="string">
            <text:p>Registo</text:p>
          </table:table-cell>
          <table:table-cell office:value-type="string" calcext:value-type="string">
            <text:p>Ação de subscrever à plataforma. É condicionado à submissão de dados de identificação.</text:p>
          </table:table-cell>
        </table:table-row>
        <table:table-row table:style-name="ro3">
          <table:table-cell office:value-type="string" calcext:value-type="string">
            <text:p>Área de Atividade</text:p>
          </table:table-cell>
          <table:table-cell office:value-type="string" calcext:value-type="string">
            <text:p>designação genérica para categorização de tarefas e seu domínio de conhecimento.</text:p>
          </table:table-cell>
        </table:table-row>
        <table:table-row table:style-name="ro6">
          <table:table-cell office:value-type="string" calcext:value-type="string">
            <text:p>Competência Técnica</text:p>
          </table:table-cell>
          <table:table-cell office:value-type="string" calcext:value-type="string">
            <text:p>designação genérica para categorização de apetências específica necessárias à realização de uma tarefa. Competências técnicas são associadas a uma área de atividade.</text:p>
          </table:table-cell>
        </table:table-row>
        <table:table-row table:style-name="ro3">
          <table:table-cell table:style-name="ce20" office:value-type="string" calcext:value-type="string">
            <text:p>Categoria de Tarefa</text:p>
          </table:table-cell>
          <table:table-cell table:style-name="ce24" office:value-type="string" calcext:value-type="string">
            <text:p>Descrição do grupos genéricos aos quais podemos associar as tarefas criadas. Possuem referências <text:s/>à lista de competências técnicas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-00-0000</text:date>, <text:time style:data-style-name="N2" text:time-value="15:04:41.720894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